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33.58mm"/>
    </style:style>
    <style:style style:name="co13" style:family="table-column">
      <style:table-column-properties fo:break-before="auto" style:column-width="12.01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6.1mm"/>
    </style:style>
    <style:style style:name="co18" style:family="table-column">
      <style:table-column-properties fo:break-before="auto" style:column-width="29.26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7.94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default-cell-style-name="ce11"/>
        <table:table-column table:style-name="co11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5" table:default-cell-style-name="ce11"/>
        <table:table-column table:style-name="co19" table:default-cell-style-name="ce11"/>
        <table:table-column table:style-name="co20" table:default-cell-style-name="ce11"/>
        <table:table-column table:style-name="co3" table:number-columns-repeated="2" table:default-cell-style-name="ce11"/>
        <table:table-column table:style-name="co21" table:default-cell-style-name="ce11"/>
        <table:table-column table:style-name="co22" table:default-cell-style-name="ce11"/>
        <table:table-column table:style-name="co8" table:default-cell-style-name="ce11"/>
        <table:table-column table:style-name="co16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11:25:34.8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30T09:20:16.150000000</dc:date>
    <meta:editing-duration>P2DT18H44M41S</meta:editing-duration>
    <meta:editing-cycles>1030</meta:editing-cycles>
    <meta:document-statistic meta:table-count="2" meta:cell-count="4666" meta:object-count="0"/>
  </office:meta>
</office:document-meta>
</file>